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officeooo:rsid="001ab958" officeooo:paragraph-rsid="0004fab5" style:font-weight-asian="bold" style:font-weight-complex="bold"/>
    </style:style>
    <style:style style:name="P2" style:family="paragraph" style:parent-style-name="Standard">
      <style:text-properties officeooo:rsid="001ab958" officeooo:paragraph-rsid="0004fab5"/>
    </style:style>
    <style:style style:name="P3" style:family="paragraph" style:parent-style-name="Standard">
      <style:paragraph-properties fo:text-align="center" style:justify-single-word="false"/>
      <style:text-properties fo:font-size="14pt" officeooo:rsid="001ab958" officeooo:paragraph-rsid="0004fab5" style:font-size-asian="14pt" style:font-size-complex="14pt"/>
    </style:style>
    <style:style style:name="P4" style:family="paragraph" style:parent-style-name="Standard">
      <style:text-properties style:font-name="Liberation Mono" officeooo:rsid="001ab958" officeooo:paragraph-rsid="0004fab5"/>
    </style:style>
    <style:style style:name="P5" style:family="paragraph" style:parent-style-name="Standard">
      <style:text-properties style:font-name="Liberation Mono" fo:font-size="10.5pt" officeooo:rsid="001ab958" officeooo:paragraph-rsid="0004fab5" style:font-size-asian="10.5pt" style:font-size-complex="10.5pt"/>
    </style:style>
    <style:style style:name="P6" style:family="paragraph" style:parent-style-name="Standard">
      <style:text-properties style:font-name="FreeMono" fo:font-size="12pt" officeooo:rsid="001ab958" officeooo:paragraph-rsid="0004fab5" style:font-size-asian="12pt" style:font-size-complex="12pt"/>
    </style:style>
    <style:style style:name="P7" style:family="paragraph" style:parent-style-name="Standard">
      <style:text-properties style:font-name="Liberation Sans" fo:font-weight="bold" officeooo:rsid="001ab958" officeooo:paragraph-rsid="0004fab5" style:font-weight-asian="bold" style:font-weight-complex="bold"/>
    </style:style>
    <style:style style:name="P8" style:family="paragraph" style:parent-style-name="Standard">
      <style:text-properties style:font-name="Liberation Sans" officeooo:rsid="001ab958" officeooo:paragraph-rsid="0004fab5"/>
    </style:style>
    <style:style style:name="P9" style:family="paragraph" style:parent-style-name="Standard">
      <style:text-properties style:font-name="Liberation Sans" officeooo:rsid="001ab958" officeooo:paragraph-rsid="00067763"/>
    </style:style>
    <style:style style:name="P10" style:family="paragraph" style:parent-style-name="Standard">
      <style:text-properties style:font-name="Liberation Sans" officeooo:rsid="0004fab5" officeooo:paragraph-rsid="0004fab5"/>
    </style:style>
    <style:style style:name="P11" style:family="paragraph" style:parent-style-name="Standard">
      <style:text-properties style:font-name="Liberation Sans" fo:font-weight="normal" officeooo:rsid="0004fab5" officeooo:paragraph-rsid="0004fab5" style:font-weight-asian="normal" style:font-weight-complex="normal"/>
    </style:style>
    <style:style style:name="T1" style:family="text">
      <style:text-properties fo:color="#000000" fo:font-weight="normal" style:font-weight-asian="normal" style:font-name-complex="Times New Roman1" style:font-weight-complex="normal"/>
    </style:style>
    <style:style style:name="T2" style:family="text">
      <style:text-properties fo:color="#000000" fo:font-weight="normal" officeooo:rsid="0004fab5" style:font-weight-asian="normal" style:font-name-complex="Times New Roman1" style:font-weight-complex="normal"/>
    </style:style>
    <style:style style:name="T3" style:family="text">
      <style:text-properties officeooo:rsid="0004fab5"/>
    </style:style>
    <style:style style:name="T4" style:family="text">
      <style:text-properties fo:font-weight="normal" officeooo:rsid="0004fab5" style:font-weight-asian="normal" style:font-weight-complex="normal"/>
    </style:style>
    <style:style style:name="T5" style:family="text">
      <style:text-properties officeooo:rsid="00060123"/>
    </style:style>
    <style:style style:name="T6" style:family="text">
      <style:text-properties officeooo:rsid="000677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Experiment No. <text:span text:style-name="T3">3</text:span></text:p>
      <text:p text:style-name="P2"/>
      <text:p text:style-name="P2"/>
      <text:p text:style-name="P1"/>
      <text:p text:style-name="P7">Title: <text:span text:style-name="T1">Symbol Table Generation</text:span></text:p>
      <text:p text:style-name="P7"/>
      <text:p text:style-name="P7">Aim: <text:span text:style-name="T4">Program for </text:span><text:span text:style-name="T1">Symbol Table Generation</text:span></text:p>
      <text:p text:style-name="P7"/>
      <text:p text:style-name="P7">Objective: <text:span text:style-name="T4">Writting program for </text:span><text:span text:style-name="T1">Symbol Table Generation. </text:span><text:span text:style-name="T2">Understanding how compiler generate symbol table.</text:span></text:p>
      <text:p text:style-name="P7"/>
      <text:p text:style-name="P7">Implementation:</text:p>
      <text:p text:style-name="P8"><text:s text:c="11"/></text:p>
      <text:p text:style-name="P8"><text:s/>Introduction:</text:p>
      <text:p text:style-name="P10">Here we take input file from user and read it string by string. We campare each string with type of identifiers if it is found program will add type in table and variable after type aswell.</text:p>
      <text:p text:style-name="P10"><text:tab/>Then we check for semicolons, fullcoluns &amp; bracket for method. If semicolon then next word write in table. If it is ; then move to next line. <text:span text:style-name="T5">So then we check if variable declared and used again then it will take one copy of delared one. We do same thing recursively for all type of variable. </text:span></text:p>
      <text:p text:style-name="P10"/>
      <text:p text:style-name="P8"><text:tab/></text:p>
      <text:p text:style-name="P8">Logic: </text:p>
      <text:p text:style-name="P9"><text:tab/><text:span text:style-name="T6">1] Check for specified type identifiers </text:span></text:p>
      <text:p text:style-name="P9"><text:span text:style-name="T6"><text:tab/>2] Add that variable in that particular type</text:span></text:p>
      <text:p text:style-name="P9"><text:span text:style-name="T6"><text:tab/>3] Check for others <text:s/></text:span></text:p>
      <text:p text:style-name="P8"><text:s text:c="12"/></text:p>
      <text:p text:style-name="P8">Sample input:</text:p>
      <text:p text:style-name="P2"/>
      <text:p text:style-name="P6">#include&lt;stdio.h&gt;</text:p>
      <text:p text:style-name="P6">#include&lt;conio.h&gt;</text:p>
      <text:p text:style-name="P6">void main()</text:p>
      <text:p text:style-name="P6">{</text:p>
      <text:p text:style-name="P6">int a , b = 5 ;</text:p>
      <text:p text:style-name="P6">int sum ;</text:p>
      <text:p text:style-name="P6">char alpha ;</text:p>
      <text:p text:style-name="P6">String user ;</text:p>
      <text:p text:style-name="P6">sum = a + b ;</text:p>
      <text:p text:style-name="P6">char def ;</text:p>
      <text:p text:style-name="P6">prinyf("Sum of two number is :", sum);</text:p>
      <text:p text:style-name="P6">int google ;</text:p>
      <text:p text:style-name="P6"/>
      <text:p text:style-name="P6">}</text:p>
      <text:p text:style-name="P6"/>
      <text:p text:style-name="P2">Output:</text:p>
      <text:p text:style-name="P2"/>
      <text:p text:style-name="P5">----------------------------------------------------------</text:p>
      <text:p text:style-name="P5">|| Type <text:s text:c="6"/>|| <text:s/>Symbol <text:s/></text:p>
      <text:p text:style-name="P5">----------------------------------------------------------</text:p>
      <text:p text:style-name="P5">|| int <text:s text:c="7"/>|| a</text:p>
      <text:p text:style-name="P5">|| int <text:s text:c="7"/>|| b</text:p>
      <text:p text:style-name="P5">|| int <text:s text:c="7"/>|| sum</text:p>
      <text:p text:style-name="P5">|| char <text:s text:c="6"/>|| alpha</text:p>
      <text:p text:style-name="P5">|| String <text:s text:c="4"/>|| user</text:p>
      <text:p text:style-name="P5"><text:soft-page-break/>|| char <text:s text:c="6"/>|| def</text:p>
      <text:p text:style-name="P5">|| int <text:s text:c="7"/>|| google</text:p>
      <text:p text:style-name="P5">----------------------------------------------------------</text:p>
      <text:p text:style-name="P4"/>
      <text:p text:style-name="P7">Conclusion:</text:p>
      <text:p text:style-name="P11">In this experiment we understand how compiler work incase of generating symbol table. We understand importance of code gen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5T12:00:27.389274398</meta:creation-date>
    <dc:date>2020-02-05T18:29:57.335638070</dc:date>
    <meta:editing-duration>PT11M16S</meta:editing-duration>
    <meta:editing-cycles>2</meta:editing-cycles>
    <meta:generator>LibreOffice/6.0.7.3$Linux_X86_64 LibreOffice_project/00m0$Build-3</meta:generator>
    <meta:document-statistic meta:table-count="0" meta:image-count="0" meta:object-count="0" meta:page-count="2" meta:paragraph-count="43" meta:word-count="238" meta:character-count="1515" meta:non-whitespace-character-count="1230"/>
  </office:meta>
</office:document-meta>
</file>